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Bonjour Abdou ! Parfait, on s’y met. 😊</text:p>
      <text:p text:style-name="Standard"/>
      <text:p text:style-name="Standard">Tu avais déjà mentionné vouloir créer une **application web de gestion immobilière**, avec :</text:p>
      <text:p text:style-name="Standard"/>
      <text:p text:style-name="Standard">* **React** pour le frontend</text:p>
      <text:p text:style-name="Standard">* **MongoDB/Mongoose** pour la base de données</text:p>
      <text:p text:style-name="Standard">* Un **modérateur** qui peut : ajouter, modifier, supprimer des annonces (avec photos et description)</text:p>
      <text:p text:style-name="Standard">* Des **utilisateurs** qui peuvent : consulter les annonces et postuler via un formulaire</text:p>
      <text:p text:style-name="Standard"/>
      <text:p text:style-name="Standard">Pour bien commencer, il faut qu’on définisse les étapes. Voici un plan clair et simple :</text:p>
      <text:p text:style-name="Standard"/>
      <text:p text:style-name="Standard">---</text:p>
      <text:p text:style-name="Standard"/>
      <text:p text:style-name="Standard">### ✅ Étape 1 – Définir les fonctionnalités principales</text:p>
      <text:p text:style-name="Standard"/>
      <text:p text:style-name="Standard">**1. Utilisateurs :**</text:p>
      <text:p text:style-name="Standard"/>
      <text:p text:style-name="Standard">* Créer un compte / Se connecter</text:p>
      <text:p text:style-name="Standard">* Consulter les logements</text:p>
      <text:p text:style-name="Standard">* Postuler à un logement via un formulaire</text:p>
      <text:p text:style-name="Standard"/>
      <text:p text:style-name="Standard">**2. Modérateurs / Admins :**</text:p>
      <text:p text:style-name="Standard"/>
      <text:p text:style-name="Standard">* Se connecter à une interface admin</text:p>
      <text:p text:style-name="Standard">* Ajouter une annonce (titre, description, prix, photos, localisation, etc.)</text:p>
      <text:p text:style-name="Standard">* Modifier une annonce</text:p>
      <text:p text:style-name="Standard">* Supprimer une annonce</text:p>
      <text:p text:style-name="Standard">* Gérer les candidatures reçues</text:p>
      <text:p text:style-name="Standard"/>
      <text:p text:style-name="Standard">---</text:p>
      <text:p text:style-name="Standard"/>
      <text:p text:style-name="Standard">### ✅ Étape 2 – Architecture technique</text:p>
      <text:p text:style-name="Standard"/>
      <text:p text:style-name="Standard">**Frontend (React)** :</text:p>
      <text:p text:style-name="Standard"/>
      <text:p text:style-name="Standard">* `React Router` pour la navigation</text:p>
      <text:p text:style-name="Standard">* `Axios` pour les requêtes API</text:p>
      <text:p text:style-name="Standard">* `TailwindCSS` ou autre pour le design</text:p>
      <text:p text:style-name="Standard"/>
      <text:p text:style-name="Standard">**Backend (Node.js + Express)** :</text:p>
      <text:p text:style-name="Standard"/>
      <text:p text:style-name="Standard">* Authentification (JWT)</text:p>
      <text:p text:style-name="Standard">* API REST (annonces, utilisateurs, candidatures)</text:p>
      <text:p text:style-name="Standard">* Middleware d’upload d’images (Multer)</text:p>
      <text:p text:style-name="Standard"/>
      <text:p text:style-name="Standard">**Base de données (MongoDB avec Mongoose)** :</text:p>
      <text:p text:style-name="Standard"/>
      <text:p text:style-name="Standard">* Modèles : Utilisateur, Annonce, Candidature</text:p>
      <text:p text:style-name="Standard"/>
      <text:p text:style-name="Standard">---</text:p>
      <text:p text:style-name="Standard"/>
      <text:p text:style-name="Standard"><text:soft-page-break/>### ✅ Étape 3 – Maquettes (optionnel mais recommandé)</text:p>
      <text:p text:style-name="Standard"/>
      <text:p text:style-name="Standard">Souhaites-tu que je te crée une **maquette visuelle rapide** (en image ou code) pour :</text:p>
      <text:p text:style-name="Standard"/>
      <text:p text:style-name="Standard">* la page d’accueil</text:p>
      <text:p text:style-name="Standard">* la fiche annonce</text:p>
      <text:p text:style-name="Standard">* le tableau de bord du modérateur ?</text:p>
      <text:p text:style-name="Standard"/>
      <text:p text:style-name="Standard">---</text:p>
      <text:p text:style-name="Standard"/>
      <text:p text:style-name="Standard">### ✅ Étape 4 – Commencer le code</text:p>
      <text:p text:style-name="Standard"/>
      <text:p text:style-name="Standard">Souhaites-tu commencer par :</text:p>
      <text:p text:style-name="Standard"/>
      <text:p text:style-name="Standard">* Le **frontend** React (ex : page d’accueil + liste de logements)</text:p>
      <text:p text:style-name="Standard">* Le **backend** Node/Express (ex : API pour les annonces)</text:p>
      <text:p text:style-name="Standard">* La **base de données** MongoDB (ex : modèle `Annonce`)</text:p>
      <text:p text:style-name="Standard">* L’**authentification** (inscription, login, JWT)</text:p>
      <text:p text:style-name="Standard"/>
      <text:p text:style-name="Standard">---</text:p>
      <text:p text:style-name="Standard"/>
      <text:p text:style-name="Standard">Dis-moi ce que tu veux qu’on fasse **en premier**, et je te génère le code ou les maquettes pas à pas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7-15T11:01:30.547207085</meta:creation-date>
    <dc:date>2025-07-15T11:02:06.260893843</dc:date>
    <meta:editing-duration>PT36S</meta:editing-duration>
    <meta:editing-cycles>1</meta:editing-cycles>
    <meta:document-statistic meta:table-count="0" meta:image-count="0" meta:object-count="0" meta:page-count="2" meta:paragraph-count="46" meta:word-count="317" meta:character-count="1894" meta:non-whitespace-character-count="1619"/>
    <meta:generator>LibreOffice/6.4.7.2$Linux_X86_64 LibreOffice_project/40$Build-2</meta:generator>
  </office:meta>
</office:document-meta>
</file>